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padding="0.0291in" fo:border-left="none" fo:border-right="none" fo:border-top="none" fo:border-bottom="0.0008in solid #000000" style:join-border="false"/>
    </style:style>
    <style:style style:name="P4" style:family="paragraph" style:parent-style-name="Standard">
      <style:paragraph-properties fo:padding="0.0291in" fo:border-left="none" fo:border-right="none" fo:border-top="none" fo:border-bottom="0.0008in solid #000000" style:join-border="false"/>
      <style:text-properties fo:font-size="16pt" fo:font-weight="bold" style:font-size-asian="16pt" style:font-weight-asian="bold" style:font-size-complex="16pt"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Standard"/>
      <text:p text:style-name="P1">Vine King Spawning Documentation</text:p>
      <text:p text:style-name="Standard">AUTHOR: <text:s/>Richard Skala, Pixel Vandals Inc.</text:p>
      <text:p text:style-name="Standard">DATE: <text:s text:c="3"/>03/17/2011</text:p>
      <text:p text:style-name="P3"/>
      <text:p text:style-name="Standard"/>
      <text:p text:style-name="P1">Helpful Tip When Working With Torque Game Builder and the Spawning Objects:</text:p>
      <text:list xml:id="list1531028354" text:style-name="L1">
        <text:list-item>
          <text:p text:style-name="P5">Click outside of any object so nothing is selected.</text:p>
        </text:list-item>
        <text:list-item>
          <text:p text:style-name="P5">In the right window, click on the "Edit" tab.</text:p>
        </text:list-item>
        <text:list-item>
          <text:p text:style-name="P5">Under the "Layer Management" section, you will see columns of images of Eyeballs and Locks.</text:p>
        </text:list-item>
        <text:list-item>
          <text:p text:style-name="P5">Pressing the Eyeballs will hide objects belonging to the layer.</text:p>
        </text:list-item>
        <text:list-item>
          <text:p text:style-name="P5">Pressing the Locks will make objects belonging to layer unselectable.</text:p>
        </text:list-item>
        <text:list-item>
          <text:p text:style-name="P5">Find the entries for "Layer 14" and "Layer 15"</text:p>
        </text:list-item>
        <text:list-item>
          <text:p text:style-name="P5">Press the Lock icon for these Layers to not allow the LandBrick and Crystal objects to be selectable.</text:p>
        </text:list-item>
        <text:list-item>
          <text:p text:style-name="P5">This will make working in the level much easier (and safer from accidental modification).</text:p>
        </text:list-item>
      </text:list>
      <text:p text:style-name="P3"/>
      <text:p text:style-name="Standard"/>
      <text:p text:style-name="P1">How to Create Objects and Add Behaviors (Components) in Torque Game Builder:</text:p>
      <text:list xml:id="list1144894810" text:style-name="L2">
        <text:list-item>
          <text:p text:style-name="P6">In the right window, select the "Create" tab.</text:p>
        </text:list-item>
        <text:list-item>
          <text:p text:style-name="P6">Scroll down to the section labeled "Other".</text:p>
        </text:list-item>
        <text:list-item>
          <text:p text:style-name="P6">Click and drag a "Scene Object" into the Scene View.</text:p>
        </text:list-item>
        <text:list-item>
          <text:p text:style-name="P6">This will create a "t2dSceneObject" (which is basically a game object without any graphical representation).</text:p>
        </text:list-item>
        <text:list-item>
          <text:p text:style-name="P6">Select the newly created Scene Object, and select the "Edit" tab.</text:p>
        </text:list-item>
        <text:list-item>
          <text:p text:style-name="P6">Under the "Behaviors" section, click on the drop down list and select the desired Behavior/Component.</text:p>
        </text:list-item>
        <text:list-item>
          <text:p text:style-name="P6">Press the PLUS (+) button to add the selected Component to the object.</text:p>
        </text:list-item>
      </text:list>
      <text:p text:style-name="Standard"/>
      <text:p text:style-name="Standard">REMINDER: To add a Behavior/Component, you MUST press the PLUS (+) button after selecting it from the drop down list.</text:p>
      <text:p text:style-name="Standard"/>
      <text:p text:style-name="Standard">NOTE: It is important that all Scene Objects are named. To name them, select the object, go to the "Edit" tab, and under the "Scripting" section, fill out the box labeled "Name".</text:p>
      <text:p text:style-name="Standard"/>
      <text:p text:style-name="Standard">NOTE: It is important that collision is disabled for these objects. TGB unfortunately enables collision by default when creating objects. <text:s/>To disable collision, select the object, go to the "Edit" tab, and under the "Collision" section, make sure that all of the following checkboxes are unchecked: <text:s/>"Send Collision", "Receive Collision", "Send Physics", "Receive Physics", and "Callback".</text:p>
      <text:p text:style-name="P3"/>
      <text:p text:style-name="Standard"/>
      <text:p text:style-name="Standard"/>
      <text:p text:style-name="Standard"/>
      <text:p text:style-name="Standard"/>
      <text:p text:style-name="Standard"/>
      <text:p text:style-name="Standard"/>
      <text:p text:style-name="Standard"><text:soft-page-break/></text:p>
      <text:p text:style-name="Standard"/>
      <text:p text:style-name="P3"/>
      <text:p text:style-name="P4">DESCRIPTION OF SPAWN COMPONENTS</text:p>
      <text:p text:style-name="P3"/>
      <text:p text:style-name="Standard"/>
      <text:p text:style-name="P2">Enemy Spawn Controller</text:p>
      <text:p text:style-name="Standard">- <text:span text:style-name="T1">UseTimeSlotXX</text:span>: <text:s/>If checked, the time slot will be used.</text:p>
      <text:p text:style-name="Standard"/>
      <text:p text:style-name="Standard">NOTE: <text:s/>At least two Time Slots must be used.</text:p>
      <text:p text:style-name="P3"/>
      <text:p text:style-name="Standard"/>
      <text:p text:style-name="P2">Enemy Spawn Time Slot</text:p>
      <text:list xml:id="list1094002036" text:style-name="L3">
        <text:list-item>
          <text:p text:style-name="P7"><text:span text:style-name="T1">Start Time</text:span>: <text:s/>The time at which this Time Slot will start</text:p>
        </text:list-item>
        <text:list-item>
          <text:p text:style-name="P7"><text:span text:style-name="T1">Time Slot Entry </text:span>(12 total, description of fields below)</text:p>
        </text:list-item>
      </text:list>
      <text:p text:style-name="Standard"/>
      <text:p text:style-name="Standard"><text:span text:style-name="T1">Time Slot Entry Values</text:span>: (XX = value from 01 - 12)</text:p>
      <text:list xml:id="list437640924" text:style-name="L4">
        <text:list-item>
          <text:p text:style-name="P8"><text:span text:style-name="T1">UseEntry_XX</text:span>: <text:s text:c="6"/>If true, this entry of the Time Slot will be used. If false, all values in the entry will be ignored.</text:p>
        </text:list-item>
        <text:list-item>
          <text:p text:style-name="P8"><text:span text:style-name="T1">EnemyType_XX</text:span>: <text:s text:c="5"/>The type of enemy that will be spawned from this Time Slot entry. BLOBS, SERPENTS, SMOKES. <text:s/>If this value is not set, then no enemies will be spawned from this entry.</text:p>
        </text:list-item>
        <text:list-item>
          <text:p text:style-name="P8"><text:span text:style-name="T1">NumEnemies_XX</text:span>: <text:s text:c="4"/>The number of enemies that will be spawned from this Time Slot, the type of which is determined by 'EnemyType_XX'.</text:p>
        </text:list-item>
        <text:list-item>
          <text:p text:style-name="P8"><text:span text:style-name="T1">StaggerTime_XX</text:span>: <text:s text:c="3"/>The time (in seconds) between each individual spawn for this Time Slot entry.</text:p>
        </text:list-item>
        <text:list-item>
          <text:p text:style-name="P8"><text:span text:style-name="T1">Path_XX:</text:span> <text:s/>BLOBS ONLY. Select a t2dSceneObject from the TGB scene object list that has a 'Static Path' component added to it. If an object is selected, a Blob spawned from here will always use that path. <text:s/>If an object is not selected, the Spawn Controller will iterate through the list of Static Paths for each subsequent spawn.</text:p>
        </text:list-item>
        <text:list-item>
          <text:p text:style-name="P8"><text:span text:style-name="T1">SpawnPoint_XX</text:span>: <text:s text:c="4"/>SERPENTS ONLY. <text:s/>Select a t2dSceneObject from the TGB scene object list that has an 'Enemy Spawn Position' component added to it. <text:s/>If an object is selected, a Serpent spawned from here will always spawn at that position (unless there is an active Serpent at that location). If an object is not selected, the Spawn Controller will iterate through the list of Enemy Spawn Positions for each subsequent spawn and find the next available position. <text:s/>If all positions are in use, then a Serpent will not be spawned (but will be counted as if one did).</text:p>
        </text:list-item>
        <text:list-item>
          <text:p text:style-name="P8"><text:span text:style-name="T1">SmokePosIndex_XX</text:span>: <text:s/>SMOKES ONLY. Select an index that refers to a Smoke Spawn Position (01 - 10). This is the index into the list of positions that have been set on a t2dSceneObject with an 'Enemy Smoke Position List' component added to it. <text:s/>If an index is selected, a Smoke will be spawned at Start Position XX and end at the respective End Position XX. <text:s/>If "ITERATE" is selected, the Spawn Controller will iterate through the Enemy Smoke Position List for each subsequent spawn. </text:p>
        </text:list-item>
      </text:list>
      <text:p text:style-name="P3"/>
      <text:p text:style-name="Standard"/>
      <text:p text:style-name="Standard"/>
      <text:p text:style-name="Standard"/>
      <text:p text:style-name="Standard"/>
      <text:p text:style-name="P3"><text:soft-page-break/></text:p>
      <text:p text:style-name="Standard"/>
      <text:p text:style-name="P2">Static Path</text:p>
      <text:list xml:id="list599926179" text:style-name="L5">
        <text:list-item>
          <text:p text:style-name="P9"><text:span text:style-name="T1">NodeXX</text:span>: <text:s/>A Path Node that a Blob travels to.</text:p>
          <text:p text:style-name="P9"/>
        </text:list-item>
      </text:list>
      <text:p text:style-name="Standard">NOTE: Static Paths are used only by BLOBS.</text:p>
      <text:p text:style-name="Standard">NOTE: A path can have up to 15 nodes.</text:p>
      <text:p text:style-name="Standard">NOTE: The FIRST node is the Spawn Position. After spawning, a Blob will start moving towards the 2nd node.</text:p>
      <text:p text:style-name="P3"/>
      <text:p text:style-name="Standard"/>
      <text:p text:style-name="P2">Enemy Spawn Position</text:p>
      <text:p text:style-name="Standard">(No fields)</text:p>
      <text:p text:style-name="Standard"/>
      <text:p text:style-name="Standard">NOTE: These positions are used only by SERPENTS.</text:p>
      <text:p text:style-name="Standard">NOTE: These are simply placed anywhere on the map. When creating one of these, on load, it will automatically add itself to a list of other Enemy Spawn Positions.</text:p>
      <text:p text:style-name="Standard">NOTE: <text:s/>Where these objects are placed does not matter; that is, they can safely be placed anywhere.</text:p>
      <text:p text:style-name="Standard">CAUTION: <text:s/>If a t2dSceneObject is used as an “Enemy Spawn Position”, but an “Enemy Spawn Position” component was not added to it, the game will crash on load.</text:p>
      <text:p text:style-name="P3"/>
      <text:p text:style-name="Standard"/>
      <text:p text:style-name="P2">Enemy Smoke Position List</text:p>
      <text:list xml:id="list823975274" text:style-name="L6">
        <text:list-item>
          <text:p text:style-name="P10"><text:span text:style-name="T1">StartPos_XX</text:span>: <text:s/>The Start Position for a Smoke Monster<text:tab/></text:p>
        </text:list-item>
        <text:list-item>
          <text:p text:style-name="P10"><text:span text:style-name="T1">EndPos_XX</text:span>:<text:tab/>The End Position for a Smoke Monster, which corresponds directly to a Start Position with a matching XX value.</text:p>
        </text:list-item>
      </text:list>
      <text:p text:style-name="Standard"/>
      <text:p text:style-name="Standard">NOTE: These positions are used only by SMOKES.</text:p>
      <text:p text:style-name="Standard">NOTE: The number of Start Positions set MUST match the number of End Positions set. <text:s/>Otherwise, the game will intentionally throw an error and will not run.</text:p>
      <text:p text:style-name="Standard">NOTE: Any position that has 0.000 and 0.000 in its X and Y fields will be ignored.</text:p>
      <text:p text:style-name="Standard">NOTE: When removing a position, it is safe to just enter a '0' into the X and Y fields of the Start and End Positions.</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ichard Skala</meta:initial-creator>
    <meta:creation-date>2011-03-17T23:14:41</meta:creation-date>
    <dc:date>2011-03-18T18:48:13</dc:date>
    <dc:creator>Richard Skala</dc:creator>
    <meta:editing-duration>PT05H17M54S</meta:editing-duration>
    <meta:editing-cycles>16</meta:editing-cycles>
    <meta:generator>OpenOffice.org/3.0$Unix OpenOffice.org_project/300m15$Build-9379</meta:generator>
    <meta:document-statistic meta:table-count="0" meta:image-count="0" meta:object-count="0" meta:page-count="3" meta:paragraph-count="56" meta:word-count="975" meta:character-count="5571"/>
  </office:meta>
</office:document-meta>
</file>